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adornments="Normal"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paragraph-properties fo:text-align="end"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font-style="italic" officeooo:rsid="0011cee0" officeooo:paragraph-rsid="00139b55" style:font-size-asian="16pt" style:font-style-asian="italic" style:font-size-complex="16pt" style:font-style-complex="italic"/>
    </style:style>
    <style:style style:name="P3" style:family="paragraph" style:parent-style-name="Standard">
      <style:paragraph-properties fo:text-align="end" style:justify-single-word="false"/>
      <style:text-properties fo:font-size="16pt" fo:font-style="italic" officeooo:rsid="0011cee0" officeooo:paragraph-rsid="001ab8a4" style:font-size-asian="16pt" style:font-style-asian="italic" style:font-size-complex="16pt" style:font-style-complex="italic"/>
    </style:style>
    <style:style style:name="P4" style:family="paragraph" style:parent-style-name="Standard">
      <style:text-properties officeooo:rsid="0011cee0" officeooo:paragraph-rsid="0011cee0"/>
    </style:style>
    <style:style style:name="P5" style:family="paragraph" style:parent-style-name="Standard">
      <style:text-properties officeooo:rsid="0011cee0" officeooo:paragraph-rsid="0011df43"/>
    </style:style>
    <style:style style:name="P6" style:family="paragraph" style:parent-style-name="Standard">
      <style:text-properties officeooo:rsid="0011cee0" officeooo:paragraph-rsid="001201d5"/>
    </style:style>
    <style:style style:name="P7" style:family="paragraph" style:parent-style-name="Standard">
      <style:text-properties fo:font-size="14pt" fo:font-weight="bold" officeooo:rsid="0011cee0" officeooo:paragraph-rsid="0011cee0" style:font-size-asian="14pt" style:font-weight-asian="bold" style:font-size-complex="14pt" style:font-weight-complex="bold"/>
    </style:style>
    <style:style style:name="P8" style:family="paragraph" style:parent-style-name="Standard">
      <style:text-properties officeooo:paragraph-rsid="00139b55"/>
    </style:style>
    <style:style style:name="P9" style:family="paragraph" style:parent-style-name="Standard">
      <style:text-properties officeooo:paragraph-rsid="001b5b3c"/>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paragraph-rsid="00139b55"/>
    </style:style>
    <style:style style:name="P12" style:family="paragraph" style:parent-style-name="Heading">
      <style:paragraph-properties fo:text-align="center" style:justify-single-word="false"/>
      <style:text-properties style:font-name="DejaVu Serif" fo:font-size="22pt" officeooo:paragraph-rsid="00139b55" style:font-size-asian="22pt" style:font-size-complex="22pt"/>
    </style:style>
    <style:style style:name="P13" style:family="paragraph" style:parent-style-name="Text_20_body">
      <style:paragraph-properties fo:text-align="center" style:justify-single-word="false"/>
      <style:text-properties style:font-name="DejaVu Serif" fo:font-size="22pt" officeooo:paragraph-rsid="00139b55" style:font-size-asian="22pt" style:font-size-complex="22pt"/>
    </style:style>
    <style:style style:name="P14" style:family="paragraph" style:parent-style-name="test">
      <style:paragraph-properties fo:margin-left="1.251cm" fo:margin-right="0cm" fo:text-indent="0cm" style:auto-text-indent="false"/>
    </style:style>
    <style:style style:name="P15" style:family="paragraph" style:parent-style-name="Standard">
      <style:paragraph-properties fo:text-align="end" style:justify-single-word="false"/>
      <style:text-properties fo:font-size="16pt" fo:font-style="italic" officeooo:rsid="00139b55" officeooo:paragraph-rsid="00139b55" style:font-size-asian="16pt" style:font-style-asian="italic" style:font-size-complex="16pt" style:font-style-complex="italic"/>
    </style:style>
    <style:style style:name="P16" style:family="paragraph" style:parent-style-name="Standard" style:master-page-name="First_20_Page">
      <style:paragraph-properties style:page-number="auto"/>
      <style:text-properties officeooo:paragraph-rsid="00139b55"/>
    </style:style>
    <style:style style:name="P17" style:family="paragraph" style:parent-style-name="Standard" style:master-page-name="First_20_Page">
      <style:paragraph-properties style:page-number="1"/>
      <style:text-properties officeooo:paragraph-rsid="00139b55"/>
    </style:style>
    <style:style style:name="P18" style:family="paragraph" style:parent-style-name="Standard">
      <style:paragraph-properties fo:break-before="page"/>
      <style:text-properties officeooo:rsid="0011cee0" officeooo:paragraph-rsid="0011cee0"/>
    </style:style>
    <style:style style:name="P19" style:family="paragraph" style:parent-style-name="Heading_20_2">
      <style:text-properties fo:font-weight="bold" officeooo:rsid="0011df43" style:font-weight-asian="bold" style:font-weight-complex="bold"/>
    </style:style>
    <style:style style:name="P20" style:family="paragraph" style:parent-style-name="Heading_20_2">
      <style:text-properties officeooo:rsid="0011cee0"/>
    </style:style>
    <style:style style:name="P21" style:family="paragraph" style:parent-style-name="Heading_20_1">
      <style:text-properties officeooo:paragraph-rsid="001c7928"/>
    </style:style>
    <style:style style:name="P22" style:family="paragraph" style:parent-style-name="Heading_20_1">
      <style:paragraph-properties fo:margin-left="0.582cm" fo:margin-right="0cm" fo:text-indent="-0.762cm" style:auto-text-indent="false">
        <style:tab-stops/>
      </style:paragraph-properties>
    </style:style>
    <style:style style:name="P23" style:family="paragraph" style:parent-style-name="Heading_20_1">
      <style:paragraph-properties fo:margin-left="0.661cm" fo:margin-right="0cm" fo:text-indent="-0.762cm" style:auto-text-indent="false">
        <style:tab-stops/>
      </style:paragraph-properties>
    </style:style>
    <style:style style:name="P24" style:family="paragraph" style:parent-style-name="Heading_20_1">
      <style:paragraph-properties fo:break-before="page"/>
      <style:text-properties officeooo:paragraph-rsid="00139b55"/>
    </style:style>
    <style:style style:name="P25" style:family="paragraph" style:parent-style-name="test">
      <style:text-properties fo:font-size="12pt" fo:font-weight="normal" officeooo:rsid="0011df43" style:font-size-asian="10.5pt" style:font-weight-asian="normal" style:font-size-complex="12pt" style:font-weight-complex="normal"/>
    </style:style>
    <style:style style:name="P26" style:family="paragraph" style:parent-style-name="test">
      <style:text-properties officeooo:rsid="001201d5"/>
    </style:style>
    <style:style style:name="P27" style:family="paragraph" style:parent-style-name="Text_20_body">
      <style:paragraph-properties fo:text-align="center" style:justify-single-word="false"/>
      <style:text-properties style:font-name="DejaVu Serif" fo:font-size="22pt" officeooo:rsid="00139b55" officeooo:paragraph-rsid="00139b55" style:font-size-asian="22pt" style:font-size-complex="22pt"/>
    </style:style>
    <style:style style:name="P28" style:family="paragraph" style:parent-style-name="Text_20_body">
      <style:paragraph-properties fo:text-align="justify" style:justify-single-word="false"/>
      <style:text-properties officeooo:paragraph-rsid="001c7928"/>
    </style:style>
    <style:style style:name="P29" style:family="paragraph" style:parent-style-name="Footer">
      <style:paragraph-properties fo:text-align="center" style:justify-single-word="false"/>
      <style:text-properties officeooo:rsid="0014c760" officeooo:paragraph-rsid="0014c760"/>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39b55"/>
    </style:style>
    <style:style style:name="T2" style:family="text">
      <style:text-properties officeooo:rsid="0014c760"/>
    </style:style>
    <style:style style:name="T3" style:family="text">
      <style:text-properties officeooo:rsid="0011cee0"/>
    </style:style>
    <style:style style:name="T4" style:family="text">
      <style:text-properties fo:font-weight="bold" officeooo:rsid="0011cee0" style:font-weight-asian="bold" style:font-weight-complex="bold"/>
    </style:style>
    <style:style style:name="T5" style:family="text">
      <style:text-properties officeooo:rsid="001201d5"/>
    </style:style>
    <style:style style:name="T6" style:family="text">
      <style:text-properties officeooo:rsid="001c7928"/>
    </style:style>
    <style:style style:name="fr1" style:family="graphic" style:parent-style-name="Frame">
      <style:graphic-properties style:vertical-pos="middle" style:vertical-rel="page" style:horizontal-pos="center" style:horizontal-rel="page" fo:background-color="transparent" style:background-transparency="100%" fo:padding="0cm" fo:border="none" style:shadow="none">
        <style:background-image/>
        <style:columns fo:column-count="1" fo:column-gap="0cm"/>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4.963cm" draw:z-index="0">
        <draw:text-box fo:min-height="7.368cm">
          <text:p text:style-name="P12">Projet d'Algorithmique-Programmation</text:p>
          <text:p text:style-name="P13"/>
          <text:p text:style-name="P27">Mode d'emploi</text:p>
          <text:p text:style-name="P13"/>
          <text:p text:style-name="P27">Éditeur et Traducteur d'Algorithme</text:p>
        </draw:text-box>
      </draw:frame>
      <text:p text:style-name="P16">Cindy Binder</text:p>
      <text:p text:style-name="P9">Matthieu Clin</text:p>
      <text:p text:style-name="P8">Quentin Vecchio</text:p>
      <text:p text:style-name="P9">Nicolas Weissenbach</text:p>
      <text:p text:style-name="P8"/>
      <text:p text:style-name="P8"/>
      <text:p text:style-name="P17"/>
      <text:p text:style-name="P1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514_1570607513" text:style-name="Index_20_Link" text:visited-style-name="Index_20_Link"><text:s/>I.Introduction<text:tab/>3</text:a></text:p>
          <text:p text:style-name="P30"><text:a xlink:type="simple" xlink:href="#__RefHeading__789_233172618" text:style-name="Index_20_Link" text:visited-style-name="Index_20_Link"><text:s/>II.Interface<text:tab/>3</text:a></text:p>
          <text:p text:style-name="P31"><text:a xlink:type="simple" xlink:href="#__RefHeading__801_233172618" text:style-name="Index_20_Link" text:visited-style-name="Index_20_Link"><text:s/>A.Utilisation<text:tab/>3</text:a></text:p>
          <text:p text:style-name="P31"><text:a xlink:type="simple" xlink:href="#__RefHeading__803_233172618" text:style-name="Index_20_Link" text:visited-style-name="Index_20_Link"><text:s/>B.Barre d'outils<text:tab/>3</text:a></text:p>
          <text:p text:style-name="P31"><text:a xlink:type="simple" xlink:href="#__RefHeading__805_233172618" text:style-name="Index_20_Link" text:visited-style-name="Index_20_Link"><text:s/>C.Barre d'outil pour algorithme<text:tab/>3</text:a></text:p>
          <text:p text:style-name="P30"><text:a xlink:type="simple" xlink:href="#__RefHeading__791_233172618" text:style-name="Index_20_Link" text:visited-style-name="Index_20_Link"><text:s/>III.Compilation<text:tab/>4</text:a></text:p>
          <text:p text:style-name="P31"><text:a xlink:type="simple" xlink:href="#__RefHeading__807_233172618" text:style-name="Index_20_Link" text:visited-style-name="Index_20_Link"><text:s/>A.Instructions pour compiler<text:tab/>4</text:a></text:p>
          <text:p text:style-name="P30"><text:a xlink:type="simple" xlink:href="#__RefHeading__793_233172618" text:style-name="Index_20_Link" text:visited-style-name="Index_20_Link"><text:s/>IV.Débogage<text:tab/>4</text:a></text:p>
          <text:p text:style-name="P31"><text:a xlink:type="simple" xlink:href="#__RefHeading__809_233172618" text:style-name="Index_20_Link" text:visited-style-name="Index_20_Link"><text:s/>A.Comprendre le Débogage<text:tab/>4</text:a></text:p>
          <text:p text:style-name="P30"><text:a xlink:type="simple" xlink:href="#__RefHeading__795_233172618" text:style-name="Index_20_Link" text:visited-style-name="Index_20_Link"><text:s/>V. A Propos<text:tab/>4</text:a></text:p>
          <text:p text:style-name="P31"><text:a xlink:type="simple" xlink:href="#__RefHeading__811_233172618" text:style-name="Index_20_Link" text:visited-style-name="Index_20_Link"><text:s/>A.Infos Développeurs<text:tab/>4</text:a></text:p>
        </text:index-body>
      </text:table-of-content>
      <text:p text:style-name="P4"/>
      <text:p text:style-name="P4"/>
      <text:p text:style-name="P18"/>
      <text:h text:style-name="P21" text:outline-level="1"><text:bookmark-start text:name="__RefHeading__514_1570607513"/><text:span text:style-name="T6">Introduction</text:span><text:bookmark-end text:name="__RefHeading__514_1570607513"/></text:h>
      <text:p text:style-name="P28"><text:span text:style-name="T6"><text:tab/>Ce document est un mode d'emploi écrit pour l'utilisation d'une application réalisé lors d'un projet de fin d'année dans le langage ADA. Cette application permet de convertir un algorithme écrit par l'utilisateur dans le langage ADA. Elle est munit d'une interface graphique offrant de nombreuses possiblités. Vous trouverez, on l'espère, tout les renseignements dont vous aurez besoin pour réaliser vos premiers algorithme ou peut être même comprendre les erreurs dans celui-ci.</text:span></text:p>
      <text:h text:style-name="P24" text:outline-level="1"><text:bookmark-start text:name="__RefHeading__789_233172618"/>Interface<text:bookmark-end text:name="__RefHeading__789_233172618"/></text:h>
      <text:h text:style-name="Heading_20_2" text:outline-level="2"><text:bookmark-start text:name="__RefHeading__801_233172618"/>Utilisation<text:bookmark-end text:name="__RefHeading__801_233172618"/></text:h>
      <text:p text:style-name="test"><text:tab/></text:p>
      <text:p text:style-name="test">L'utilisation du logiciel AlgoAda a été pensé pour faciliter la vie à l'utilisateur. L'interface est constitué de plusieurs parties :</text:p>
      <text:p text:style-name="test"><text:tab/><text:tab/>- Partie Outil.</text:p>
      <text:p text:style-name="test"><text:tab/><text:tab/>- Partie Outil pour algorithme.</text:p>
      <text:p text:style-name="test"><text:tab/><text:tab/>- Partie Espace de travail.</text:p>
      <text:p text:style-name="test"/>
      <text:p text:style-name="test"><text:span text:style-name="T3">Les Fonctions des parties Outil et Outil pour algorithme sont détaillés dans les parties </text:span><text:span text:style-name="T4">1.2 </text:span><text:span text:style-name="T3">et </text:span><text:span text:style-name="T4">1.3</text:span><text:span text:style-name="T3"> .</text:span></text:p>
      <text:p text:style-name="test"/>
      <text:p text:style-name="test">L'espace de travail est divisé également en plusieurs parties :</text:p>
      <text:p text:style-name="P14">- Zone de programmation Algorithmique.</text:p>
      <text:p text:style-name="test"><text:tab/>- Zone de programmation pour les variables.</text:p>
      <text:p text:style-name="test"><text:tab/>- Zone de résultat contenant le code Ada.</text:p>
      <text:p text:style-name="test"><text:tab/>- Zone de débogage.</text:p>
      <text:p text:style-name="P4"/>
      <text:h text:style-name="Heading_20_2" text:outline-level="2"><text:bookmark-start text:name="__RefHeading__803_233172618"/>Barre d'outils<text:bookmark-end text:name="__RefHeading__803_233172618"/></text:h>
      <text:p text:style-name="P5"><text:tab/></text:p>
      <text:p text:style-name="test"><text:tab/>La barre d'outil du logiciel AlgoAda permet de réaliser quelques opérations tel que la sauvegarde d'un fichier, l'ouverture d'un fichier, l'ajout d'un onglet et le lancement d'une compilation.</text:p>
      <text:p text:style-name="P4"/>
      <text:h text:style-name="P19" text:outline-level="2"><text:bookmark-start text:name="__RefHeading__805_233172618"/>Barre d'outil pour algorithme<text:bookmark-end text:name="__RefHeading__805_233172618"/></text:h>
      <text:p text:style-name="P7"/>
      <text:p text:style-name="P25"><text:tab/>La barre d'outil pour algorithme permet de travail plus vite et facilite le travail pour les gens qui n'aime pas programmer avec le clavier.</text:p>
      <text:p text:style-name="test"><text:tab/>Un simple clic sur le bouton rajoute du code dans la zone de programmation, il ne suffit plus qu'à initialiser avec ses propres valeurs.</text:p>
      <text:p text:style-name="P7"><text:tab/></text:p>
      <text:h text:style-name="Heading_20_1" text:outline-level="1"><text:bookmark-start text:name="__RefHeading__791_233172618"/>Compilation<text:bookmark-end text:name="__RefHeading__791_233172618"/></text:h>
      <text:h text:style-name="P20" text:outline-level="2"><text:bookmark-start text:name="__RefHeading__807_233172618"/>Instructions pour compiler<text:bookmark-end text:name="__RefHeading__807_233172618"/></text:h>
      <text:p text:style-name="P4"/>
      <text:p text:style-name="P26"><text:tab/>Le bouton compiler permet d'afficher la traduction du code algorithmique en code Ada, vous pouvez ensuite copier ce code pour le partager ou travailler dessus, ou bien l'enregistrer sur votre ordinateur.</text:p>
      <text:p text:style-name="test">La compilation est rapide, un debogeur peut vous prévenir de vos éventuelles erreurs.</text:p>
      <text:p text:style-name="P6"><text:soft-page-break/></text:p>
      <text:h text:style-name="P22" text:outline-level="1"><text:bookmark-start text:name="__RefHeading__793_233172618"/>Débogage<text:bookmark-end text:name="__RefHeading__793_233172618"/></text:h>
      <text:h text:style-name="P20" text:outline-level="2"><text:bookmark-start text:name="__RefHeading__809_233172618"/>Comprendre le Débogage<text:bookmark-end text:name="__RefHeading__809_233172618"/></text:h>
      <text:p text:style-name="P7"/>
      <text:h text:style-name="P23" text:outline-level="1"><text:bookmark-start text:name="__RefHeading__795_233172618"/><text:s/>A Propos<text:bookmark-end text:name="__RefHeading__795_233172618"/></text:h>
      <text:h text:style-name="Heading_20_2" text:outline-level="2"><text:bookmark-start text:name="__RefHeading__811_233172618"/><text:span text:style-name="T2">I</text:span><text:span text:style-name="T3">nfos Développeur</text:span><text:span text:style-name="T2">s</text:span><text:bookmark-end text:name="__RefHeading__811_233172618"/></text:h>
      <text:p text:style-name="P4"><text:tab/></text:p>
      <text:p text:style-name="test"><text:span text:style-name="T5"><text:tab/>Le programme AlgoAda a été crée à l'occasion d'un projet universitaire à l'IUT Informatique de Metz en 2013. </text:span>Ce programme est l’œuvre de Cindy Binder, Matthieu Clin, Quentin Vecchio et Nicolas Weissenbach.</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adornments="Normal"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st" style:family="paragraph" style:parent-style-name="Standard" style:class="text" style:master-page-name="">
      <style:paragraph-properties fo:text-align="justify" style:justify-single-word="false" style:page-number="auto"/>
      <style:text-properties style:font-name="Times New Roman"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6cm" style:rel-column-width="21840*"/>
    </style:style>
    <style:style style:name="Tableau2.B" style:family="table-column">
      <style:table-column-properties style:column-width="5.667cm" style:rel-column-width="21847*"/>
    </style:style>
    <style:style style:name="Tableau2.C" style:family="table-column">
      <style:table-column-properties style:column-width="5.667cm" style:rel-column-width="21848*"/>
    </style:style>
    <style:style style:name="Tableau2.A1" style:family="table-cell">
      <style:table-cell-properties fo:padding="0cm" fo:border="none"/>
    </style:style>
    <style:style style:name="MP1" style:family="paragraph" style:parent-style-name="Table_20_Contents">
      <style:paragraph-properties fo:text-align="end" style:justify-single-word="false"/>
      <style:text-properties fo:font-size="16pt" style:font-size-asian="16pt" style:font-size-complex="16pt"/>
    </style:style>
    <style:style style:name="MP2" style:family="paragraph" style:parent-style-name="Standard">
      <style:paragraph-properties fo:text-align="center" style:justify-single-word="false"/>
      <style:text-properties fo:font-size="16pt" fo:font-style="italic" officeooo:rsid="0011cee0" officeooo:paragraph-rsid="00139b55" style:font-size-asian="16pt" style:font-style-asian="italic" style:font-size-complex="16pt" style:font-style-complex="italic"/>
    </style:style>
    <style:style style:name="MP3" style:family="paragraph" style:parent-style-name="Standard">
      <style:paragraph-properties fo:text-align="end" style:justify-single-word="false"/>
      <style:text-properties fo:font-size="16pt" fo:font-style="italic" officeooo:rsid="0011cee0" officeooo:paragraph-rsid="001ab8a4" style:font-size-asian="16pt" style:font-style-asian="italic" style:font-size-complex="16pt" style:font-style-complex="italic"/>
    </style:style>
    <style:style style:name="MP4" style:family="paragraph" style:parent-style-name="Standard">
      <style:paragraph-properties fo:text-align="end" style:justify-single-word="false"/>
      <style:text-properties fo:font-size="16pt" fo:font-style="italic" officeooo:rsid="00139b55" officeooo:paragraph-rsid="00139b55" style:font-size-asian="16pt" style:font-style-asian="italic" style:font-size-complex="16pt" style:font-style-complex="italic"/>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officeooo:rsid="0014c760" officeooo:paragraph-rsid="0014c760"/>
    </style:style>
    <style:style style:name="MT1" style:family="text">
      <style:text-properties officeooo:rsid="00139b5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
            </table:table-cell>
            <table:table-cell table:style-name="Tableau2.A1" office:value-type="string">
              <text:p text:style-name="MP2">Mode d'emploi<text:tab/></text:p>
            </table:table-cell>
            <table:table-cell table:style-name="Tableau2.A1" office:value-type="string">
              <text:p text:style-name="MP3"><text:s text:c="4"/><text:span text:style-name="MT1">Samedi 22 juin 201</text:span><text:span text:style-name="MT1">3</text:span></text:p>
            </table:table-cell>
          </table:table-row>
        </table:table>
        <text:p text:style-name="MP4"/>
      </style:header>
      <style:footer>
        <text:p text:style-name="MP5"><text:page-number text:select-page="current" text:page-adjust="1">6</text:page-number></text:p>
      </style:footer>
    </style:master-page>
    <style:master-page style:name="Right_20_Page" style:display-name="Right Page" style:page-layout-name="Mpm2" style:next-style-name="Left_20_Page">
      <style:footer>
        <text:p text:style-name="Footer"/>
      </style:footer>
    </style:master-page>
    <style:master-page style:name="Left_20_Page" style:display-name="Left Page" style:page-layout-name="Mpm3" style:next-style-name="Right_20_Page">
      <style:footer>
        <text:p text:style-name="MP6"/>
      </style:foot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06-20T14:56:37</meta:creation-date>
    <dc:date>2013-06-20T22:51:56</dc:date>
    <dc:creator>Clin Matthieu</dc:creator>
    <meta:editing-duration>PT29M8S</meta:editing-duration>
    <meta:editing-cycles>10</meta:editing-cycles>
    <meta:generator>LibreOffice/4.0.2.2$Linux_x86 LibreOffice_project/400m0$Build-2</meta:generator>
    <meta:document-statistic meta:table-count="1" meta:image-count="0" meta:object-count="0" meta:page-count="7" meta:paragraph-count="54" meta:word-count="399" meta:character-count="2602" meta:non-whitespace-character-count="2217"/>
  </office:meta>
</office:document-meta>
</file>